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411cm" svg:height="9.131cm" svg:x="13.971cm" svg:y="2.233cm">
            <draw:object draw:notify-on-update-of-ranges="Sheet1.A2:Sheet1.A52 Sheet1.B2:Sheet1.B52 Sheet1.A2:Sheet1.A52 Sheet1.F2:Sheet1.F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f*x</text:p>
          </table:table-cell>
          <table:table-cell/>
          <table:table-cell office:value-type="string" calcext:value-type="string">
            <text:p>p_x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EXP(-[.A2])" office:value-type="float" office:value="1" calcext:value-type="float">
            <text:p>1</text:p>
          </table:table-cell>
          <table:table-cell table:formula="of:=[.A2]^2" office:value-type="float" office:value="0" calcext:value-type="float">
            <text:p>0</text:p>
          </table:table-cell>
          <table:table-cell table:formula="of:=[.A2]*[.B2]" office:value-type="float" office:value="0" calcext:value-type="float">
            <text:p>0</text:p>
          </table:table-cell>
          <table:table-cell/>
          <table:table-cell table:formula="of:= [.$D$60] +[.$E$60] * [.A2]" office:value-type="float" office:value="0.983233275116819" calcext:value-type="float">
            <text:p>0.9832332751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EXP(-[.A3])" office:value-type="float" office:value="0.990049833749168" calcext:value-type="float">
            <text:p>0.9900498337</text:p>
          </table:table-cell>
          <table:table-cell table:formula="of:=[.A3]^2" office:value-type="float" office:value="0.0001" calcext:value-type="float">
            <text:p>0.0001</text:p>
          </table:table-cell>
          <table:table-cell table:formula="of:=[.A3]*[.B3]" office:value-type="float" office:value="0.00990049833749168" calcext:value-type="float">
            <text:p>0.0099004983</text:p>
          </table:table-cell>
          <table:table-cell/>
          <table:table-cell table:formula="of:= [.$D$60] +[.$E$60] * [.A3]" office:value-type="float" office:value="0.975394553719333" calcext:value-type="float">
            <text:p>0.9753945537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EXP(-[.A4])" office:value-type="float" office:value="0.980198673306755" calcext:value-type="float">
            <text:p>0.9801986733</text:p>
          </table:table-cell>
          <table:table-cell table:formula="of:=[.A4]^2" office:value-type="float" office:value="0.0004" calcext:value-type="float">
            <text:p>0.0004</text:p>
          </table:table-cell>
          <table:table-cell table:formula="of:=[.A4]*[.B4]" office:value-type="float" office:value="0.0196039734661351" calcext:value-type="float">
            <text:p>0.0196039735</text:p>
          </table:table-cell>
          <table:table-cell/>
          <table:table-cell table:formula="of:= [.$D$60] +[.$E$60] * [.A4]" office:value-type="float" office:value="0.967555832321847" calcext:value-type="float">
            <text:p>0.9675558323</text:p>
          </table:table-cell>
          <table:table-cell table:number-columns-repeated="4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EXP(-[.A5])" office:value-type="float" office:value="0.970445533548508" calcext:value-type="float">
            <text:p>0.9704455335</text:p>
          </table:table-cell>
          <table:table-cell table:formula="of:=[.A5]^2" office:value-type="float" office:value="0.0009" calcext:value-type="float">
            <text:p>0.0009</text:p>
          </table:table-cell>
          <table:table-cell table:formula="of:=[.A5]*[.B5]" office:value-type="float" office:value="0.0291133660064552" calcext:value-type="float">
            <text:p>0.029113366</text:p>
          </table:table-cell>
          <table:table-cell/>
          <table:table-cell table:formula="of:= [.$D$60] +[.$E$60] * [.A5]" office:value-type="float" office:value="0.959717110924361" calcext:value-type="float">
            <text:p>0.9597171109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EXP(-[.A6])" office:value-type="float" office:value="0.960789439152323" calcext:value-type="float">
            <text:p>0.9607894392</text:p>
          </table:table-cell>
          <table:table-cell table:formula="of:=[.A6]^2" office:value-type="float" office:value="0.0016" calcext:value-type="float">
            <text:p>0.0016</text:p>
          </table:table-cell>
          <table:table-cell table:formula="of:=[.A6]*[.B6]" office:value-type="float" office:value="0.0384315775660929" calcext:value-type="float">
            <text:p>0.0384315776</text:p>
          </table:table-cell>
          <table:table-cell/>
          <table:table-cell table:formula="of:= [.$D$60] +[.$E$60] * [.A6]" office:value-type="float" office:value="0.951878389526876" calcext:value-type="float">
            <text:p>0.9518783895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EXP(-[.A7])" office:value-type="float" office:value="0.951229424500714" calcext:value-type="float">
            <text:p>0.9512294245</text:p>
          </table:table-cell>
          <table:table-cell table:formula="of:=[.A7]^2" office:value-type="float" office:value="0.0025" calcext:value-type="float">
            <text:p>0.0025</text:p>
          </table:table-cell>
          <table:table-cell table:formula="of:=[.A7]*[.B7]" office:value-type="float" office:value="0.0475614712250357" calcext:value-type="float">
            <text:p>0.0475614712</text:p>
          </table:table-cell>
          <table:table-cell/>
          <table:table-cell table:formula="of:= [.$D$60] +[.$E$60] * [.A7]" office:value-type="float" office:value="0.94403966812939" calcext:value-type="float">
            <text:p>0.9440396681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EXP(-[.A8])" office:value-type="float" office:value="0.941764533584249" calcext:value-type="float">
            <text:p>0.9417645336</text:p>
          </table:table-cell>
          <table:table-cell table:formula="of:=[.A8]^2" office:value-type="float" office:value="0.0036" calcext:value-type="float">
            <text:p>0.0036</text:p>
          </table:table-cell>
          <table:table-cell table:formula="of:=[.A8]*[.B8]" office:value-type="float" office:value="0.0565058720150549" calcext:value-type="float">
            <text:p>0.056505872</text:p>
          </table:table-cell>
          <table:table-cell/>
          <table:table-cell table:formula="of:= [.$D$60] +[.$E$60] * [.A8]" office:value-type="float" office:value="0.936200946731904" calcext:value-type="float">
            <text:p>0.9362009467</text:p>
          </table:table-cell>
          <table:table-cell table:number-columns-repeated="4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formula="of:=EXP(-[.A9])" office:value-type="float" office:value="0.932393819905948" calcext:value-type="float">
            <text:p>0.9323938199</text:p>
          </table:table-cell>
          <table:table-cell table:formula="of:=[.A9]^2" office:value-type="float" office:value="0.0049" calcext:value-type="float">
            <text:p>0.0049</text:p>
          </table:table-cell>
          <table:table-cell table:formula="of:=[.A9]*[.B9]" office:value-type="float" office:value="0.0652675673934164" calcext:value-type="float">
            <text:p>0.0652675674</text:p>
          </table:table-cell>
          <table:table-cell/>
          <table:table-cell table:formula="of:= [.$D$60] +[.$E$60] * [.A9]" office:value-type="float" office:value="0.928362225334418" calcext:value-type="float">
            <text:p>0.9283622253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formula="of:=EXP(-[.A10])" office:value-type="float" office:value="0.923116346386636" calcext:value-type="float">
            <text:p>0.9231163464</text:p>
          </table:table-cell>
          <table:table-cell table:formula="of:=[.A10]^2" office:value-type="float" office:value="0.0064" calcext:value-type="float">
            <text:p>0.0064</text:p>
          </table:table-cell>
          <table:table-cell table:formula="of:=[.A10]*[.B10]" office:value-type="float" office:value="0.0738493077109309" calcext:value-type="float">
            <text:p>0.0738493077</text:p>
          </table:table-cell>
          <table:table-cell/>
          <table:table-cell table:formula="of:= [.$D$60] +[.$E$60] * [.A10]" office:value-type="float" office:value="0.920523503936933" calcext:value-type="float">
            <text:p>0.9205235039</text:p>
          </table:table-cell>
          <table:table-cell table:number-columns-repeated="4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EXP(-[.A11])" office:value-type="float" office:value="0.913931185271228" calcext:value-type="float">
            <text:p>0.9139311853</text:p>
          </table:table-cell>
          <table:table-cell table:formula="of:=[.A11]^2" office:value-type="float" office:value="0.0081" calcext:value-type="float">
            <text:p>0.0081</text:p>
          </table:table-cell>
          <table:table-cell table:formula="of:=[.A11]*[.B11]" office:value-type="float" office:value="0.0822538066744105" calcext:value-type="float">
            <text:p>0.0822538067</text:p>
          </table:table-cell>
          <table:table-cell/>
          <table:table-cell table:formula="of:= [.$D$60] +[.$E$60] * [.A11]" office:value-type="float" office:value="0.912684782539447" calcext:value-type="float">
            <text:p>0.9126847825</text:p>
          </table:table-cell>
          <table:table-cell table:number-columns-repeated="3"/>
          <table:table-cell office:value-type="string" calcext:value-type="string">
            <text:p>jjj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EXP(-[.A12])" office:value-type="float" office:value="0.90483741803596" calcext:value-type="float">
            <text:p>0.904837418</text:p>
          </table:table-cell>
          <table:table-cell table:formula="of:=[.A12]^2" office:value-type="float" office:value="0.01" calcext:value-type="float">
            <text:p>0.01</text:p>
          </table:table-cell>
          <table:table-cell table:formula="of:=[.A12]*[.B12]" office:value-type="float" office:value="0.090483741803596" calcext:value-type="float">
            <text:p>0.0904837418</text:p>
          </table:table-cell>
          <table:table-cell/>
          <table:table-cell table:formula="of:= [.$D$60] +[.$E$60] * [.A12]" office:value-type="float" office:value="0.904846061141961" calcext:value-type="float">
            <text:p>0.9048460611</text:p>
          </table:table-cell>
          <table:table-cell table:number-columns-repeated="4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EXP(-[.A13])" office:value-type="float" office:value="0.895834135296528" calcext:value-type="float">
            <text:p>0.8958341353</text:p>
          </table:table-cell>
          <table:table-cell table:formula="of:=[.A13]^2" office:value-type="float" office:value="0.0121" calcext:value-type="float">
            <text:p>0.0121</text:p>
          </table:table-cell>
          <table:table-cell table:formula="of:=[.A13]*[.B13]" office:value-type="float" office:value="0.0985417548826181" calcext:value-type="float">
            <text:p>0.0985417549</text:p>
          </table:table-cell>
          <table:table-cell/>
          <table:table-cell table:formula="of:= [.$D$60] +[.$E$60] * [.A13]" office:value-type="float" office:value="0.897007339744475" calcext:value-type="float">
            <text:p>0.8970073397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EXP(-[.A14])" office:value-type="float" office:value="0.886920436717158" calcext:value-type="float">
            <text:p>0.8869204367</text:p>
          </table:table-cell>
          <table:table-cell table:formula="of:=[.A14]^2" office:value-type="float" office:value="0.0144" calcext:value-type="float">
            <text:p>0.0144</text:p>
          </table:table-cell>
          <table:table-cell table:formula="of:=[.A14]*[.B14]" office:value-type="float" office:value="0.106430452406059" calcext:value-type="float">
            <text:p>0.1064304524</text:p>
          </table:table-cell>
          <table:table-cell/>
          <table:table-cell table:formula="of:= [.$D$60] +[.$E$60] * [.A14]" office:value-type="float" office:value="0.88916861834699" calcext:value-type="float">
            <text:p>0.8891686183</text:p>
          </table:table-cell>
          <table:table-cell table:number-columns-repeated="4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EXP(-[.A15])" office:value-type="float" office:value="0.878095430920561" calcext:value-type="float">
            <text:p>0.8780954309</text:p>
          </table:table-cell>
          <table:table-cell table:formula="of:=[.A15]^2" office:value-type="float" office:value="0.0169" calcext:value-type="float">
            <text:p>0.0169</text:p>
          </table:table-cell>
          <table:table-cell table:formula="of:=[.A15]*[.B15]" office:value-type="float" office:value="0.114152406019673" calcext:value-type="float">
            <text:p>0.114152406</text:p>
          </table:table-cell>
          <table:table-cell/>
          <table:table-cell table:formula="of:= [.$D$60] +[.$E$60] * [.A15]" office:value-type="float" office:value="0.881329896949504" calcext:value-type="float">
            <text:p>0.8813298969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EXP(-[.A16])" office:value-type="float" office:value="0.869358235398806" calcext:value-type="float">
            <text:p>0.8693582354</text:p>
          </table:table-cell>
          <table:table-cell table:formula="of:=[.A16]^2" office:value-type="float" office:value="0.0196" calcext:value-type="float">
            <text:p>0.0196</text:p>
          </table:table-cell>
          <table:table-cell table:formula="of:=[.A16]*[.B16]" office:value-type="float" office:value="0.121710152955833" calcext:value-type="float">
            <text:p>0.121710153</text:p>
          </table:table-cell>
          <table:table-cell/>
          <table:table-cell table:formula="of:= [.$D$60] +[.$E$60] * [.A16]" office:value-type="float" office:value="0.873491175552018" calcext:value-type="float">
            <text:p>0.8734911756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EXP(-[.A17])" office:value-type="float" office:value="0.860707976425058" calcext:value-type="float">
            <text:p>0.8607079764</text:p>
          </table:table-cell>
          <table:table-cell table:formula="of:=[.A17]^2" office:value-type="float" office:value="0.0225" calcext:value-type="float">
            <text:p>0.0225</text:p>
          </table:table-cell>
          <table:table-cell table:formula="of:=[.A17]*[.B17]" office:value-type="float" office:value="0.129106196463759" calcext:value-type="float">
            <text:p>0.1291061965</text:p>
          </table:table-cell>
          <table:table-cell/>
          <table:table-cell table:formula="of:= [.$D$60] +[.$E$60] * [.A17]" office:value-type="float" office:value="0.865652454154532" calcext:value-type="float">
            <text:p>0.865652454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EXP(-[.A18])" office:value-type="float" office:value="0.852143788966211" calcext:value-type="float">
            <text:p>0.852143789</text:p>
          </table:table-cell>
          <table:table-cell table:formula="of:=[.A18]^2" office:value-type="float" office:value="0.0256" calcext:value-type="float">
            <text:p>0.0256</text:p>
          </table:table-cell>
          <table:table-cell table:formula="of:=[.A18]*[.B18]" office:value-type="float" office:value="0.136343006234594" calcext:value-type="float">
            <text:p>0.1363430062</text:p>
          </table:table-cell>
          <table:table-cell/>
          <table:table-cell table:formula="of:= [.$D$60] +[.$E$60] * [.A18]" office:value-type="float" office:value="0.857813732757047" calcext:value-type="float">
            <text:p>0.8578137328</text:p>
          </table:table-cell>
          <table:table-cell table:number-columns-repeated="4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EXP(-[.A19])" office:value-type="float" office:value="0.843664816596384" calcext:value-type="float">
            <text:p>0.8436648166</text:p>
          </table:table-cell>
          <table:table-cell table:formula="of:=[.A19]^2" office:value-type="float" office:value="0.0289" calcext:value-type="float">
            <text:p>0.0289</text:p>
          </table:table-cell>
          <table:table-cell table:formula="of:=[.A19]*[.B19]" office:value-type="float" office:value="0.143423018821385" calcext:value-type="float">
            <text:p>0.1434230188</text:p>
          </table:table-cell>
          <table:table-cell/>
          <table:table-cell table:formula="of:= [.$D$60] +[.$E$60] * [.A19]" office:value-type="float" office:value="0.849975011359561" calcext:value-type="float">
            <text:p>0.8499750114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EXP(-[.A20])" office:value-type="float" office:value="0.835270211411272" calcext:value-type="float">
            <text:p>0.8352702114</text:p>
          </table:table-cell>
          <table:table-cell table:formula="of:=[.A20]^2" office:value-type="float" office:value="0.0324" calcext:value-type="float">
            <text:p>0.0324</text:p>
          </table:table-cell>
          <table:table-cell table:formula="of:=[.A20]*[.B20]" office:value-type="float" office:value="0.150348638054029" calcext:value-type="float">
            <text:p>0.1503486381</text:p>
          </table:table-cell>
          <table:table-cell/>
          <table:table-cell table:formula="of:= [.$D$60] +[.$E$60] * [.A20]" office:value-type="float" office:value="0.842136289962075" calcext:value-type="float">
            <text:p>0.84213629</text:p>
          </table:table-cell>
          <table:table-cell table:number-columns-repeated="4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EXP(-[.A21])" office:value-type="float" office:value="0.826959133943362" calcext:value-type="float">
            <text:p>0.8269591339</text:p>
          </table:table-cell>
          <table:table-cell table:formula="of:=[.A21]^2" office:value-type="float" office:value="0.0361" calcext:value-type="float">
            <text:p>0.0361</text:p>
          </table:table-cell>
          <table:table-cell table:formula="of:=[.A21]*[.B21]" office:value-type="float" office:value="0.157122235449239" calcext:value-type="float">
            <text:p>0.1571222354</text:p>
          </table:table-cell>
          <table:table-cell/>
          <table:table-cell table:formula="of:= [.$D$60] +[.$E$60] * [.A21]" office:value-type="float" office:value="0.834297568564589" calcext:value-type="float">
            <text:p>0.834297568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EXP(-[.A22])" office:value-type="float" office:value="0.818730753077982" calcext:value-type="float">
            <text:p>0.8187307531</text:p>
          </table:table-cell>
          <table:table-cell table:formula="of:=[.A22]^2" office:value-type="float" office:value="0.04" calcext:value-type="float">
            <text:p>0.04</text:p>
          </table:table-cell>
          <table:table-cell table:formula="of:=[.A22]*[.B22]" office:value-type="float" office:value="0.163746150615596" calcext:value-type="float">
            <text:p>0.1637461506</text:p>
          </table:table-cell>
          <table:table-cell/>
          <table:table-cell table:formula="of:= [.$D$60] +[.$E$60] * [.A22]" office:value-type="float" office:value="0.826458847167104" calcext:value-type="float">
            <text:p>0.8264588472</text:p>
          </table:table-cell>
          <table:table-cell table:number-columns-repeated="4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EXP(-[.A23])" office:value-type="float" office:value="0.810584245970187" calcext:value-type="float">
            <text:p>0.810584246</text:p>
          </table:table-cell>
          <table:table-cell table:formula="of:=[.A23]^2" office:value-type="float" office:value="0.0441" calcext:value-type="float">
            <text:p>0.0441</text:p>
          </table:table-cell>
          <table:table-cell table:formula="of:=[.A23]*[.B23]" office:value-type="float" office:value="0.170222691653739" calcext:value-type="float">
            <text:p>0.1702226917</text:p>
          </table:table-cell>
          <table:table-cell/>
          <table:table-cell table:formula="of:= [.$D$60] +[.$E$60] * [.A23]" office:value-type="float" office:value="0.818620125769618" calcext:value-type="float">
            <text:p>0.8186201258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EXP(-[.A24])" office:value-type="float" office:value="0.802518797962478" calcext:value-type="float">
            <text:p>0.802518798</text:p>
          </table:table-cell>
          <table:table-cell table:formula="of:=[.A24]^2" office:value-type="float" office:value="0.0484" calcext:value-type="float">
            <text:p>0.0484</text:p>
          </table:table-cell>
          <table:table-cell table:formula="of:=[.A24]*[.B24]" office:value-type="float" office:value="0.176554135551745" calcext:value-type="float">
            <text:p>0.1765541356</text:p>
          </table:table-cell>
          <table:table-cell/>
          <table:table-cell table:formula="of:= [.$D$60] +[.$E$60] * [.A24]" office:value-type="float" office:value="0.810781404372132" calcext:value-type="float">
            <text:p>0.8107814044</text:p>
          </table:table-cell>
          <table:table-cell table:number-columns-repeated="4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EXP(-[.A25])" office:value-type="float" office:value="0.794533602503334" calcext:value-type="float">
            <text:p>0.7945336025</text:p>
          </table:table-cell>
          <table:table-cell table:formula="of:=[.A25]^2" office:value-type="float" office:value="0.0529" calcext:value-type="float">
            <text:p>0.0529</text:p>
          </table:table-cell>
          <table:table-cell table:formula="of:=[.A25]*[.B25]" office:value-type="float" office:value="0.182742728575767" calcext:value-type="float">
            <text:p>0.1827427286</text:p>
          </table:table-cell>
          <table:table-cell/>
          <table:table-cell table:formula="of:= [.$D$60] +[.$E$60] * [.A25]" office:value-type="float" office:value="0.802942682974646" calcext:value-type="float">
            <text:p>0.802942683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EXP(-[.A26])" office:value-type="float" office:value="0.786627861066553" calcext:value-type="float">
            <text:p>0.7866278611</text:p>
          </table:table-cell>
          <table:table-cell table:formula="of:=[.A26]^2" office:value-type="float" office:value="0.0576" calcext:value-type="float">
            <text:p>0.0576</text:p>
          </table:table-cell>
          <table:table-cell table:formula="of:=[.A26]*[.B26]" office:value-type="float" office:value="0.188790686655973" calcext:value-type="float">
            <text:p>0.1887906867</text:p>
          </table:table-cell>
          <table:table-cell/>
          <table:table-cell table:formula="of:= [.$D$60] +[.$E$60] * [.A26]" office:value-type="float" office:value="0.795103961577161" calcext:value-type="float">
            <text:p>0.7951039616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EXP(-[.A27])" office:value-type="float" office:value="0.778800783071405" calcext:value-type="float">
            <text:p>0.7788007831</text:p>
          </table:table-cell>
          <table:table-cell table:formula="of:=[.A27]^2" office:value-type="float" office:value="0.0625" calcext:value-type="float">
            <text:p>0.0625</text:p>
          </table:table-cell>
          <table:table-cell table:formula="of:=[.A27]*[.B27]" office:value-type="float" office:value="0.194700195767851" calcext:value-type="float">
            <text:p>0.1947001958</text:p>
          </table:table-cell>
          <table:table-cell/>
          <table:table-cell table:formula="of:= [.$D$60] +[.$E$60] * [.A27]" office:value-type="float" office:value="0.787265240179675" calcext:value-type="float">
            <text:p>0.7872652402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EXP(-[.A28])" office:value-type="float" office:value="0.771051585803566" calcext:value-type="float">
            <text:p>0.7710515858</text:p>
          </table:table-cell>
          <table:table-cell table:formula="of:=[.A28]^2" office:value-type="float" office:value="0.0676" calcext:value-type="float">
            <text:p>0.0676</text:p>
          </table:table-cell>
          <table:table-cell table:formula="of:=[.A28]*[.B28]" office:value-type="float" office:value="0.200473412308927" calcext:value-type="float">
            <text:p>0.2004734123</text:p>
          </table:table-cell>
          <table:table-cell/>
          <table:table-cell table:formula="of:= [.$D$60] +[.$E$60] * [.A28]" office:value-type="float" office:value="0.779426518782189" calcext:value-type="float">
            <text:p>0.7794265188</text:p>
          </table:table-cell>
          <table:table-cell table:number-columns-repeated="4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EXP(-[.A29])" office:value-type="float" office:value="0.763379494336853" calcext:value-type="float">
            <text:p>0.7633794943</text:p>
          </table:table-cell>
          <table:table-cell table:formula="of:=[.A29]^2" office:value-type="float" office:value="0.0729" calcext:value-type="float">
            <text:p>0.0729</text:p>
          </table:table-cell>
          <table:table-cell table:formula="of:=[.A29]*[.B29]" office:value-type="float" office:value="0.20611246347095" calcext:value-type="float">
            <text:p>0.2061124635</text:p>
          </table:table-cell>
          <table:table-cell/>
          <table:table-cell table:formula="of:= [.$D$60] +[.$E$60] * [.A29]" office:value-type="float" office:value="0.771587797384703" calcext:value-type="float">
            <text:p>0.7715877974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EXP(-[.A30])" office:value-type="float" office:value="0.755783741455725" calcext:value-type="float">
            <text:p>0.7557837415</text:p>
          </table:table-cell>
          <table:table-cell table:formula="of:=[.A30]^2" office:value-type="float" office:value="0.0784" calcext:value-type="float">
            <text:p>0.0784</text:p>
          </table:table-cell>
          <table:table-cell table:formula="of:=[.A30]*[.B30]" office:value-type="float" office:value="0.211619447607603" calcext:value-type="float">
            <text:p>0.2116194476</text:p>
          </table:table-cell>
          <table:table-cell/>
          <table:table-cell table:formula="of:= [.$D$60] +[.$E$60] * [.A30]" office:value-type="float" office:value="0.763749075987217" calcext:value-type="float">
            <text:p>0.763749076</text:p>
          </table:table-cell>
          <table:table-cell table:number-columns-repeated="4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EXP(-[.A31])" office:value-type="float" office:value="0.748263567578565" calcext:value-type="float">
            <text:p>0.7482635676</text:p>
          </table:table-cell>
          <table:table-cell table:formula="of:=[.A31]^2" office:value-type="float" office:value="0.0841" calcext:value-type="float">
            <text:p>0.0841</text:p>
          </table:table-cell>
          <table:table-cell table:formula="of:=[.A31]*[.B31]" office:value-type="float" office:value="0.216996434597784" calcext:value-type="float">
            <text:p>0.2169964346</text:p>
          </table:table-cell>
          <table:table-cell/>
          <table:table-cell table:formula="of:= [.$D$60] +[.$E$60] * [.A31]" office:value-type="float" office:value="0.755910354589732" calcext:value-type="float">
            <text:p>0.7559103546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EXP(-[.A32])" office:value-type="float" office:value="0.740818220681718" calcext:value-type="float">
            <text:p>0.7408182207</text:p>
          </table:table-cell>
          <table:table-cell table:formula="of:=[.A32]^2" office:value-type="float" office:value="0.09" calcext:value-type="float">
            <text:p>0.09</text:p>
          </table:table-cell>
          <table:table-cell table:formula="of:=[.A32]*[.B32]" office:value-type="float" office:value="0.222245466204515" calcext:value-type="float">
            <text:p>0.2222454662</text:p>
          </table:table-cell>
          <table:table-cell/>
          <table:table-cell table:formula="of:= [.$D$60] +[.$E$60] * [.A32]" office:value-type="float" office:value="0.748071633192246" calcext:value-type="float">
            <text:p>0.7480716332</text:p>
          </table:table-cell>
          <table:table-cell table:number-columns-repeated="4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EXP(-[.A33])" office:value-type="float" office:value="0.733446956224289" calcext:value-type="float">
            <text:p>0.7334469562</text:p>
          </table:table-cell>
          <table:table-cell table:formula="of:=[.A33]^2" office:value-type="float" office:value="0.0961" calcext:value-type="float">
            <text:p>0.0961</text:p>
          </table:table-cell>
          <table:table-cell table:formula="of:=[.A33]*[.B33]" office:value-type="float" office:value="0.22736855642953" calcext:value-type="float">
            <text:p>0.2273685564</text:p>
          </table:table-cell>
          <table:table-cell/>
          <table:table-cell table:formula="of:= [.$D$60] +[.$E$60] * [.A33]" office:value-type="float" office:value="0.74023291179476" calcext:value-type="float">
            <text:p>0.7402329118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EXP(-[.A34])" office:value-type="float" office:value="0.726149037073691" calcext:value-type="float">
            <text:p>0.7261490371</text:p>
          </table:table-cell>
          <table:table-cell table:formula="of:=[.A34]^2" office:value-type="float" office:value="0.1024" calcext:value-type="float">
            <text:p>0.1024</text:p>
          </table:table-cell>
          <table:table-cell table:formula="of:=[.A34]*[.B34]" office:value-type="float" office:value="0.232367691863581" calcext:value-type="float">
            <text:p>0.2323676919</text:p>
          </table:table-cell>
          <table:table-cell/>
          <table:table-cell table:formula="of:= [.$D$60] +[.$E$60] * [.A34]" office:value-type="float" office:value="0.732394190397274" calcext:value-type="float">
            <text:p>0.7323941904</text:p>
          </table:table-cell>
          <table:table-cell table:number-columns-repeated="4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EXP(-[.A35])" office:value-type="float" office:value="0.718923733431926" calcext:value-type="float">
            <text:p>0.7189237334</text:p>
          </table:table-cell>
          <table:table-cell table:formula="of:=[.A35]^2" office:value-type="float" office:value="0.1089" calcext:value-type="float">
            <text:p>0.1089</text:p>
          </table:table-cell>
          <table:table-cell table:formula="of:=[.A35]*[.B35]" office:value-type="float" office:value="0.237244832032536" calcext:value-type="float">
            <text:p>0.237244832</text:p>
          </table:table-cell>
          <table:table-cell/>
          <table:table-cell table:formula="of:= [.$D$60] +[.$E$60] * [.A35]" office:value-type="float" office:value="0.724555468999789" calcext:value-type="float">
            <text:p>0.724555469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EXP(-[.A36])" office:value-type="float" office:value="0.71177032276261" calcext:value-type="float">
            <text:p>0.7117703228</text:p>
          </table:table-cell>
          <table:table-cell table:formula="of:=[.A36]^2" office:value-type="float" office:value="0.1156" calcext:value-type="float">
            <text:p>0.1156</text:p>
          </table:table-cell>
          <table:table-cell table:formula="of:=[.A36]*[.B36]" office:value-type="float" office:value="0.242001909739287" calcext:value-type="float">
            <text:p>0.2420019097</text:p>
          </table:table-cell>
          <table:table-cell/>
          <table:table-cell table:formula="of:= [.$D$60] +[.$E$60] * [.A36]" office:value-type="float" office:value="0.716716747602303" calcext:value-type="float">
            <text:p>0.7167167476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EXP(-[.A37])" office:value-type="float" office:value="0.704688089718713" calcext:value-type="float">
            <text:p>0.7046880897</text:p>
          </table:table-cell>
          <table:table-cell table:formula="of:=[.A37]^2" office:value-type="float" office:value="0.1225" calcext:value-type="float">
            <text:p>0.1225</text:p>
          </table:table-cell>
          <table:table-cell table:formula="of:=[.A37]*[.B37]" office:value-type="float" office:value="0.24664083140155" calcext:value-type="float">
            <text:p>0.2466408314</text:p>
          </table:table-cell>
          <table:table-cell/>
          <table:table-cell table:formula="of:= [.$D$60] +[.$E$60] * [.A37]" office:value-type="float" office:value="0.708878026204817" calcext:value-type="float">
            <text:p>0.7088780262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EXP(-[.A38])" office:value-type="float" office:value="0.697676326071031" calcext:value-type="float">
            <text:p>0.6976763261</text:p>
          </table:table-cell>
          <table:table-cell table:formula="of:=[.A38]^2" office:value-type="float" office:value="0.1296" calcext:value-type="float">
            <text:p>0.1296</text:p>
          </table:table-cell>
          <table:table-cell table:formula="of:=[.A38]*[.B38]" office:value-type="float" office:value="0.251163477385571" calcext:value-type="float">
            <text:p>0.2511634774</text:p>
          </table:table-cell>
          <table:table-cell/>
          <table:table-cell table:formula="of:= [.$D$60] +[.$E$60] * [.A38]" office:value-type="float" office:value="0.701039304807332" calcext:value-type="float">
            <text:p>0.7010393048</text:p>
          </table:table-cell>
          <table:table-cell table:number-columns-repeated="4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EXP(-[.A39])" office:value-type="float" office:value="0.690734330637355" calcext:value-type="float">
            <text:p>0.6907343306</text:p>
          </table:table-cell>
          <table:table-cell table:formula="of:=[.A39]^2" office:value-type="float" office:value="0.1369" calcext:value-type="float">
            <text:p>0.1369</text:p>
          </table:table-cell>
          <table:table-cell table:formula="of:=[.A39]*[.B39]" office:value-type="float" office:value="0.255571702335821" calcext:value-type="float">
            <text:p>0.2555717023</text:p>
          </table:table-cell>
          <table:table-cell/>
          <table:table-cell table:formula="of:= [.$D$60] +[.$E$60] * [.A39]" office:value-type="float" office:value="0.693200583409846" calcext:value-type="float">
            <text:p>0.6932005834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EXP(-[.A40])" office:value-type="float" office:value="0.683861409212356" calcext:value-type="float">
            <text:p>0.6838614092</text:p>
          </table:table-cell>
          <table:table-cell table:formula="of:=[.A40]^2" office:value-type="float" office:value="0.1444" calcext:value-type="float">
            <text:p>0.1444</text:p>
          </table:table-cell>
          <table:table-cell table:formula="of:=[.A40]*[.B40]" office:value-type="float" office:value="0.259867335500695" calcext:value-type="float">
            <text:p>0.2598673355</text:p>
          </table:table-cell>
          <table:table-cell/>
          <table:table-cell table:formula="of:= [.$D$60] +[.$E$60] * [.A40]" office:value-type="float" office:value="0.68536186201236" calcext:value-type="float">
            <text:p>0.685361862</text:p>
          </table:table-cell>
          <table:table-cell table:number-columns-repeated="4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EXP(-[.A41])" office:value-type="float" office:value="0.677056874498165" calcext:value-type="float">
            <text:p>0.6770568745</text:p>
          </table:table-cell>
          <table:table-cell table:formula="of:=[.A41]^2" office:value-type="float" office:value="0.1521" calcext:value-type="float">
            <text:p>0.1521</text:p>
          </table:table-cell>
          <table:table-cell table:formula="of:=[.A41]*[.B41]" office:value-type="float" office:value="0.264052181054284" calcext:value-type="float">
            <text:p>0.2640521811</text:p>
          </table:table-cell>
          <table:table-cell/>
          <table:table-cell table:formula="of:= [.$D$60] +[.$E$60] * [.A41]" office:value-type="float" office:value="0.677523140614874" calcext:value-type="float">
            <text:p>0.677523140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EXP(-[.A42])" office:value-type="float" office:value="0.670320046035639" calcext:value-type="float">
            <text:p>0.670320046</text:p>
          </table:table-cell>
          <table:table-cell table:formula="of:=[.A42]^2" office:value-type="float" office:value="0.16" calcext:value-type="float">
            <text:p>0.16</text:p>
          </table:table-cell>
          <table:table-cell table:formula="of:=[.A42]*[.B42]" office:value-type="float" office:value="0.268128018414256" calcext:value-type="float">
            <text:p>0.2681280184</text:p>
          </table:table-cell>
          <table:table-cell/>
          <table:table-cell table:formula="of:= [.$D$60] +[.$E$60] * [.A42]" office:value-type="float" office:value="0.669684419217389" calcext:value-type="float">
            <text:p>0.6696844192</text:p>
          </table:table-cell>
          <table:table-cell table:number-columns-repeated="4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EXP(-[.A43])" office:value-type="float" office:value="0.663650250136319" calcext:value-type="float">
            <text:p>0.6636502501</text:p>
          </table:table-cell>
          <table:table-cell table:formula="of:=[.A43]^2" office:value-type="float" office:value="0.1681" calcext:value-type="float">
            <text:p>0.1681</text:p>
          </table:table-cell>
          <table:table-cell table:formula="of:=[.A43]*[.B43]" office:value-type="float" office:value="0.272096602555891" calcext:value-type="float">
            <text:p>0.2720966026</text:p>
          </table:table-cell>
          <table:table-cell/>
          <table:table-cell table:formula="of:= [.$D$60] +[.$E$60] * [.A43]" office:value-type="float" office:value="0.661845697819903" calcext:value-type="float">
            <text:p>0.6618456978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EXP(-[.A44])" office:value-type="float" office:value="0.657046819815057" calcext:value-type="float">
            <text:p>0.6570468198</text:p>
          </table:table-cell>
          <table:table-cell table:formula="of:=[.A44]^2" office:value-type="float" office:value="0.1764" calcext:value-type="float">
            <text:p>0.1764</text:p>
          </table:table-cell>
          <table:table-cell table:formula="of:=[.A44]*[.B44]" office:value-type="float" office:value="0.275959664322324" calcext:value-type="float">
            <text:p>0.2759596643</text:p>
          </table:table-cell>
          <table:table-cell/>
          <table:table-cell table:formula="of:= [.$D$60] +[.$E$60] * [.A44]" office:value-type="float" office:value="0.654006976422417" calcext:value-type="float">
            <text:p>0.6540069764</text:p>
          </table:table-cell>
          <table:table-cell table:number-columns-repeated="4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EXP(-[.A45])" office:value-type="float" office:value="0.650509094723317" calcext:value-type="float">
            <text:p>0.6505090947</text:p>
          </table:table-cell>
          <table:table-cell table:formula="of:=[.A45]^2" office:value-type="float" office:value="0.1849" calcext:value-type="float">
            <text:p>0.1849</text:p>
          </table:table-cell>
          <table:table-cell table:formula="of:=[.A45]*[.B45]" office:value-type="float" office:value="0.279718910731026" calcext:value-type="float">
            <text:p>0.2797189107</text:p>
          </table:table-cell>
          <table:table-cell/>
          <table:table-cell table:formula="of:= [.$D$60] +[.$E$60] * [.A45]" office:value-type="float" office:value="0.646168255024931" calcext:value-type="float">
            <text:p>0.646168255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EXP(-[.A46])" office:value-type="float" office:value="0.644036421083141" calcext:value-type="float">
            <text:p>0.6440364211</text:p>
          </table:table-cell>
          <table:table-cell table:formula="of:=[.A46]^2" office:value-type="float" office:value="0.1936" calcext:value-type="float">
            <text:p>0.1936</text:p>
          </table:table-cell>
          <table:table-cell table:formula="of:=[.A46]*[.B46]" office:value-type="float" office:value="0.283376025276582" calcext:value-type="float">
            <text:p>0.2833760253</text:p>
          </table:table-cell>
          <table:table-cell/>
          <table:table-cell table:formula="of:= [.$D$60] +[.$E$60] * [.A46]" office:value-type="float" office:value="0.638329533627446" calcext:value-type="float">
            <text:p>0.6383295336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EXP(-[.A47])" office:value-type="float" office:value="0.637628151621773" calcext:value-type="float">
            <text:p>0.6376281516</text:p>
          </table:table-cell>
          <table:table-cell table:formula="of:=[.A47]^2" office:value-type="float" office:value="0.2025" calcext:value-type="float">
            <text:p>0.2025</text:p>
          </table:table-cell>
          <table:table-cell table:formula="of:=[.A47]*[.B47]" office:value-type="float" office:value="0.286932668229798" calcext:value-type="float">
            <text:p>0.2869326682</text:p>
          </table:table-cell>
          <table:table-cell/>
          <table:table-cell table:formula="of:= [.$D$60] +[.$E$60] * [.A47]" office:value-type="float" office:value="0.63049081222996" calcext:value-type="float">
            <text:p>0.6304908122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EXP(-[.A48])" office:value-type="float" office:value="0.631283645506926" calcext:value-type="float">
            <text:p>0.6312836455</text:p>
          </table:table-cell>
          <table:table-cell table:formula="of:=[.A48]^2" office:value-type="float" office:value="0.2116" calcext:value-type="float">
            <text:p>0.2116</text:p>
          </table:table-cell>
          <table:table-cell table:formula="of:=[.A48]*[.B48]" office:value-type="float" office:value="0.290390476933186" calcext:value-type="float">
            <text:p>0.2903904769</text:p>
          </table:table-cell>
          <table:table-cell/>
          <table:table-cell table:formula="of:= [.$D$60] +[.$E$60] * [.A48]" office:value-type="float" office:value="0.622652090832474" calcext:value-type="float">
            <text:p>0.6226520908</text:p>
          </table:table-cell>
          <table:table-cell table:number-columns-repeated="4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EXP(-[.A49])" office:value-type="float" office:value="0.625002268282701" calcext:value-type="float">
            <text:p>0.6250022683</text:p>
          </table:table-cell>
          <table:table-cell table:formula="of:=[.A49]^2" office:value-type="float" office:value="0.2209" calcext:value-type="float">
            <text:p>0.2209</text:p>
          </table:table-cell>
          <table:table-cell table:formula="of:=[.A49]*[.B49]" office:value-type="float" office:value="0.293751066092869" calcext:value-type="float">
            <text:p>0.2937510661</text:p>
          </table:table-cell>
          <table:table-cell/>
          <table:table-cell table:formula="of:= [.$D$60] +[.$E$60] * [.A49]" office:value-type="float" office:value="0.614813369434988" calcext:value-type="float">
            <text:p>0.6148133694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EXP(-[.A50])" office:value-type="float" office:value="0.618783391806141" calcext:value-type="float">
            <text:p>0.6187833918</text:p>
          </table:table-cell>
          <table:table-cell table:formula="of:=[.A50]^2" office:value-type="float" office:value="0.2304" calcext:value-type="float">
            <text:p>0.2304</text:p>
          </table:table-cell>
          <table:table-cell table:formula="of:=[.A50]*[.B50]" office:value-type="float" office:value="0.297016028066948" calcext:value-type="float">
            <text:p>0.2970160281</text:p>
          </table:table-cell>
          <table:table-cell/>
          <table:table-cell table:formula="of:= [.$D$60] +[.$E$60] * [.A50]" office:value-type="float" office:value="0.606974648037502" calcext:value-type="float">
            <text:p>0.606974648</text:p>
          </table:table-cell>
          <table:table-cell table:number-columns-repeated="4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EXP(-[.A51])" office:value-type="float" office:value="0.612626394184416" calcext:value-type="float">
            <text:p>0.6126263942</text:p>
          </table:table-cell>
          <table:table-cell table:formula="of:=[.A51]^2" office:value-type="float" office:value="0.2401" calcext:value-type="float">
            <text:p>0.2401</text:p>
          </table:table-cell>
          <table:table-cell table:formula="of:=[.A51]*[.B51]" office:value-type="float" office:value="0.300186933150364" calcext:value-type="float">
            <text:p>0.3001869332</text:p>
          </table:table-cell>
          <table:table-cell/>
          <table:table-cell table:formula="of:= [.$D$60] +[.$E$60] * [.A51]" office:value-type="float" office:value="0.599135926640017" calcext:value-type="float">
            <text:p>0.599135926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EXP(-[.A52])" office:value-type="float" office:value="0.606530659712633" calcext:value-type="float">
            <text:p>0.6065306597</text:p>
          </table:table-cell>
          <table:table-cell table:formula="of:=[.A52]^2" office:value-type="float" office:value="0.25" calcext:value-type="float">
            <text:p>0.25</text:p>
          </table:table-cell>
          <table:table-cell table:formula="of:=[.A52]*[.B52]" office:value-type="float" office:value="0.303265329856317" calcext:value-type="float">
            <text:p>0.3032653299</text:p>
          </table:table-cell>
          <table:table-cell/>
          <table:table-cell table:formula="of:= [.$D$60] +[.$E$60] * [.A52]" office:value-type="float" office:value="0.591297205242531" calcext:value-type="float">
            <text:p>0.591297205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_X</text:p>
          </table:table-cell>
          <table:table-cell office:value-type="string" calcext:value-type="string">
            <text:p>sum_f</text:p>
          </table:table-cell>
          <table:table-cell office:value-type="string" calcext:value-type="string">
            <text:p>sum_x^2</text:p>
          </table:table-cell>
          <table:table-cell office:value-type="string" calcext:value-type="string">
            <text:p>sum_fx</text:p>
          </table:table-cell>
          <table:table-cell office:value-type="string" calcext:value-type="string">
            <text:p>n </text:p>
          </table:table-cell>
          <table:table-cell table:number-columns-repeated="5"/>
        </table:table-row>
        <table:table-row table:style-name="ro1">
          <table:table-cell table:formula="of:=SUM([.A2:.A52])" office:value-type="float" office:value="12.75" calcext:value-type="float">
            <text:p>12.75</text:p>
          </table:table-cell>
          <table:table-cell table:formula="of:=SUM([.B2:.B52])" office:value-type="float" office:value="40.1505272491634" calcext:value-type="float">
            <text:p>40.1505272492</text:p>
          </table:table-cell>
          <table:table-cell table:formula="of:=SUM([.C2:.C52])" office:value-type="float" office:value="4.2925" calcext:value-type="float">
            <text:p>4.2925</text:p>
          </table:table-cell>
          <table:table-cell table:formula="of:=SUM([.D2:.D52])" office:value-type="float" office:value="9.17145309786867" calcext:value-type="float">
            <text:p>9.1714530979</text:p>
          </table:table-cell>
          <table:table-cell table:formula="of:=COUNT([.A2:.A52])" office:value-type="float" office:value="51" calcext:value-type="float">
            <text:p>51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table:formula="of:= ([.E55]*[.C55]) - [.A55]^2" office:value-type="float" office:value="56.355" calcext:value-type="float">
            <text:p>56.355</text:p>
          </table:table-cell>
          <table:table-cell table:formula="of:= ([.B55]*[.C55])-([.A55]*[.D55])" office:value-type="float" office:value="55.4101112192083" calcext:value-type="float">
            <text:p>55.4101112192</text:p>
          </table:table-cell>
          <table:table-cell table:formula="of:=([.E55]*[.D55]) - ([.A55]*[.B55])" office:value-type="float" office:value="-44.175114435531" calcext:value-type="float">
            <text:p>-44.1751144355</text:p>
          </table:table-cell>
          <table:table-cell table:formula="of:= [.B60]/[.A60]" office:value-type="float" office:value="0.983233275116819" calcext:value-type="float">
            <text:p>0.9832332751</text:p>
          </table:table-cell>
          <table:table-cell table:formula="of:=[.C60]/[.A60]" office:value-type="float" office:value="-0.783872139748576" calcext:value-type="float">
            <text:p>-0.7838721397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phi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]" office:value-type="float" office:value="0" calcext:value-type="float">
            <text:p>0</text:p>
          </table:table-cell>
          <table:table-cell table:formula="of:= (1.5*[.A2]^2) - 0.5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formula="of:=[.A3]" office:value-type="float" office:value="0.1" calcext:value-type="float">
            <text:p>0.1</text:p>
          </table:table-cell>
          <table:table-cell table:formula="of:= (1.5*[.A3]^2) - 0.5" office:value-type="float" office:value="-0.485" calcext:value-type="float">
            <text:p>-0.48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  <table:table-cell table:formula="of:=[.A4]" office:value-type="float" office:value="0.2" calcext:value-type="float">
            <text:p>0.2</text:p>
          </table:table-cell>
          <table:table-cell table:formula="of:= (1.5*[.A4]^2) - 0.5"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61" calcext:value-type="float">
            <text:p>0.161</text:p>
          </table:table-cell>
          <table:table-cell office:value-type="float" office:value="1" calcext:value-type="float">
            <text:p>1</text:p>
          </table:table-cell>
          <table:table-cell table:formula="of:=[.A5]" office:value-type="float" office:value="0.3" calcext:value-type="float">
            <text:p>0.3</text:p>
          </table:table-cell>
          <table:table-cell table:formula="of:= (1.5*[.A5]^2) - 0.5" office:value-type="float" office:value="-0.365" calcext:value-type="float">
            <text:p>-0.36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84" calcext:value-type="float">
            <text:p>0.184</text:p>
          </table:table-cell>
          <table:table-cell office:value-type="float" office:value="1" calcext:value-type="float">
            <text:p>1</text:p>
          </table:table-cell>
          <table:table-cell table:formula="of:=[.A6]" office:value-type="float" office:value="0.4" calcext:value-type="float">
            <text:p>0.4</text:p>
          </table:table-cell>
          <table:table-cell table:formula="of:= (1.5*[.A6]^2) - 0.5"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  <table:table-cell table:formula="of:=[.A7]" office:value-type="float" office:value="0.5" calcext:value-type="float">
            <text:p>0.5</text:p>
          </table:table-cell>
          <table:table-cell table:formula="of:= (1.5*[.A7]^2) - 0.5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  <table:table-cell table:formula="of:=[.A8]" office:value-type="float" office:value="0.6" calcext:value-type="float">
            <text:p>0.6</text:p>
          </table:table-cell>
          <table:table-cell table:formula="of:= (1.5*[.A8]^2) - 0.5" office:value-type="float" office:value="0.0400000000000001" calcext:value-type="float">
            <text:p>0.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82" calcext:value-type="float">
            <text:p>0.282</text:p>
          </table:table-cell>
          <table:table-cell office:value-type="float" office:value="1" calcext:value-type="float">
            <text:p>1</text:p>
          </table:table-cell>
          <table:table-cell table:formula="of:=[.A9]" office:value-type="float" office:value="0.7" calcext:value-type="float">
            <text:p>0.7</text:p>
          </table:table-cell>
          <table:table-cell table:formula="of:= (1.5*[.A9]^2) - 0.5" office:value-type="float" office:value="0.235" calcext:value-type="float">
            <text:p>0.23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24" calcext:value-type="float">
            <text:p>0.324</text:p>
          </table:table-cell>
          <table:table-cell office:value-type="float" office:value="1" calcext:value-type="float">
            <text:p>1</text:p>
          </table:table-cell>
          <table:table-cell table:formula="of:=[.A10]" office:value-type="float" office:value="0.8" calcext:value-type="float">
            <text:p>0.8</text:p>
          </table:table-cell>
          <table:table-cell table:formula="of:= (1.5*[.A10]^2) - 0.5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[.A11]" office:value-type="float" office:value="0.9" calcext:value-type="float">
            <text:p>0.9</text:p>
          </table:table-cell>
          <table:table-cell table:formula="of:= (1.5*[.A11]^2) - 0.5"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1" calcext:value-type="float">
            <text:p>0.411</text:p>
          </table:table-cell>
          <table:table-cell office:value-type="float" office:value="1" calcext:value-type="float">
            <text:p>1</text:p>
          </table:table-cell>
          <table:table-cell table:formula="of:=[.A12]" office:value-type="float" office:value="1" calcext:value-type="float">
            <text:p>1</text:p>
          </table:table-cell>
          <table:table-cell table:formula="of:= (1.5*[.A12]^2) - 0.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7:01:37.666749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6:01:21.506991629</meta:creation-date>
    <dc:date>2018-04-06T17:05:59.092811585</dc:date>
    <meta:editing-duration>PT54M43S</meta:editing-duration>
    <meta:editing-cycles>28</meta:editing-cycles>
    <meta:generator>LibreOffice/4.2.8.2$Linux_X86_64 LibreOffice_project/420m0$Build-2</meta:generator>
    <meta:document-statistic meta:table-count="2" meta:cell-count="3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12cm" svg:height="9.132cm" xlink:href=".." xlink:type="simple" chart:class="chart:scatter" chart:style-name="ch1">
        <chart:legend chart:legend-position="end" svg:x="13.56cm" svg:y="4.018cm" style:legend-expansion="high" chart:style-name="ch2"/>
        <chart:plot-area chart:style-name="ch3" table:cell-range-address="Sheet1.A2:Sheet1.B52 Sheet1.F2:Sheet1.F52" svg:x="0.328cm" svg:y="0.182cm" svg:width="12.904cm" svg:height="8.768cm">
          <chartooo:coordinate-region svg:x="1.24cm" svg:y="0.381cm" svg:width="11.752cm" svg:height="7.9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2" chart:class="chart:scatter">
            <chart:domain table:cell-range-address="Sheet1.A2:Sheet1.A52"/>
            <chart:data-point chart:repeated="51"/>
          </chart:series>
          <chart:series chart:style-name="ch8" chart:values-cell-range-address="Sheet1.F2:Sheet1.F52" chart:class="chart:scatter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2</svg:desc>
                </draw:g>
              </table:table-cell>
              <table:table-cell office:value-type="float" office:value="1">
                <text:p>1</text:p>
                <draw:g>
                  <svg:desc>Sheet1.B2:Sheet1.B52</svg:desc>
                </draw:g>
              </table:table-cell>
              <table:table-cell office:value-type="float" office:value="0.983233275116819">
                <text:p>0.983233275116819</text:p>
                <draw:g>
                  <svg:desc>Sheet1.F2:Sheet1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990049833749168">
                <text:p>0.990049833749168</text:p>
              </table:table-cell>
              <table:table-cell office:value-type="float" office:value="0.975394553719333">
                <text:p>0.975394553719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980198673306755">
                <text:p>0.980198673306755</text:p>
              </table:table-cell>
              <table:table-cell office:value-type="float" office:value="0.967555832321847">
                <text:p>0.967555832321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970445533548508">
                <text:p>0.970445533548508</text:p>
              </table:table-cell>
              <table:table-cell office:value-type="float" office:value="0.959717110924361">
                <text:p>0.959717110924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960789439152323">
                <text:p>0.960789439152323</text:p>
              </table:table-cell>
              <table:table-cell office:value-type="float" office:value="0.951878389526876">
                <text:p>0.951878389526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951229424500714">
                <text:p>0.951229424500714</text:p>
              </table:table-cell>
              <table:table-cell office:value-type="float" office:value="0.94403966812939">
                <text:p>0.94403966812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941764533584249">
                <text:p>0.941764533584249</text:p>
              </table:table-cell>
              <table:table-cell office:value-type="float" office:value="0.936200946731904">
                <text:p>0.936200946731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932393819905948">
                <text:p>0.932393819905948</text:p>
              </table:table-cell>
              <table:table-cell office:value-type="float" office:value="0.928362225334418">
                <text:p>0.928362225334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923116346386636">
                <text:p>0.923116346386636</text:p>
              </table:table-cell>
              <table:table-cell office:value-type="float" office:value="0.920523503936933">
                <text:p>0.920523503936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913931185271228">
                <text:p>0.913931185271228</text:p>
              </table:table-cell>
              <table:table-cell office:value-type="float" office:value="0.912684782539447">
                <text:p>0.912684782539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90483741803596">
                <text:p>0.90483741803596</text:p>
              </table:table-cell>
              <table:table-cell office:value-type="float" office:value="0.904846061141961">
                <text:p>0.904846061141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895834135296528">
                <text:p>0.895834135296528</text:p>
              </table:table-cell>
              <table:table-cell office:value-type="float" office:value="0.897007339744475">
                <text:p>0.897007339744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886920436717158">
                <text:p>0.886920436717158</text:p>
              </table:table-cell>
              <table:table-cell office:value-type="float" office:value="0.88916861834699">
                <text:p>0.88916861834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878095430920561">
                <text:p>0.878095430920561</text:p>
              </table:table-cell>
              <table:table-cell office:value-type="float" office:value="0.881329896949504">
                <text:p>0.881329896949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869358235398806">
                <text:p>0.869358235398806</text:p>
              </table:table-cell>
              <table:table-cell office:value-type="float" office:value="0.873491175552018">
                <text:p>0.873491175552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60707976425058">
                <text:p>0.860707976425058</text:p>
              </table:table-cell>
              <table:table-cell office:value-type="float" office:value="0.865652454154532">
                <text:p>0.865652454154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52143788966211">
                <text:p>0.852143788966211</text:p>
              </table:table-cell>
              <table:table-cell office:value-type="float" office:value="0.857813732757047">
                <text:p>0.857813732757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43664816596384">
                <text:p>0.843664816596384</text:p>
              </table:table-cell>
              <table:table-cell office:value-type="float" office:value="0.849975011359561">
                <text:p>0.849975011359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835270211411272">
                <text:p>0.835270211411272</text:p>
              </table:table-cell>
              <table:table-cell office:value-type="float" office:value="0.842136289962075">
                <text:p>0.8421362899620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826959133943362">
                <text:p>0.826959133943362</text:p>
              </table:table-cell>
              <table:table-cell office:value-type="float" office:value="0.834297568564589">
                <text:p>0.834297568564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826458847167104">
                <text:p>0.826458847167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810584245970187">
                <text:p>0.810584245970187</text:p>
              </table:table-cell>
              <table:table-cell office:value-type="float" office:value="0.818620125769618">
                <text:p>0.818620125769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802518797962478">
                <text:p>0.802518797962478</text:p>
              </table:table-cell>
              <table:table-cell office:value-type="float" office:value="0.810781404372132">
                <text:p>0.810781404372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794533602503334">
                <text:p>0.794533602503334</text:p>
              </table:table-cell>
              <table:table-cell office:value-type="float" office:value="0.802942682974646">
                <text:p>0.8029426829746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786627861066553">
                <text:p>0.786627861066553</text:p>
              </table:table-cell>
              <table:table-cell office:value-type="float" office:value="0.795103961577161">
                <text:p>0.795103961577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778800783071405">
                <text:p>0.778800783071405</text:p>
              </table:table-cell>
              <table:table-cell office:value-type="float" office:value="0.787265240179675">
                <text:p>0.787265240179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771051585803566">
                <text:p>0.771051585803566</text:p>
              </table:table-cell>
              <table:table-cell office:value-type="float" office:value="0.779426518782189">
                <text:p>0.779426518782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763379494336853">
                <text:p>0.763379494336853</text:p>
              </table:table-cell>
              <table:table-cell office:value-type="float" office:value="0.771587797384703">
                <text:p>0.771587797384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755783741455725">
                <text:p>0.755783741455725</text:p>
              </table:table-cell>
              <table:table-cell office:value-type="float" office:value="0.763749075987217">
                <text:p>0.763749075987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748263567578565">
                <text:p>0.748263567578565</text:p>
              </table:table-cell>
              <table:table-cell office:value-type="float" office:value="0.755910354589732">
                <text:p>0.755910354589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748071633192246">
                <text:p>0.748071633192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733446956224289">
                <text:p>0.733446956224289</text:p>
              </table:table-cell>
              <table:table-cell office:value-type="float" office:value="0.74023291179476">
                <text:p>0.740232911794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726149037073691">
                <text:p>0.726149037073691</text:p>
              </table:table-cell>
              <table:table-cell office:value-type="float" office:value="0.732394190397274">
                <text:p>0.732394190397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718923733431926">
                <text:p>0.718923733431926</text:p>
              </table:table-cell>
              <table:table-cell office:value-type="float" office:value="0.724555468999789">
                <text:p>0.724555468999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71177032276261">
                <text:p>0.71177032276261</text:p>
              </table:table-cell>
              <table:table-cell office:value-type="float" office:value="0.716716747602303">
                <text:p>0.716716747602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704688089718713">
                <text:p>0.704688089718713</text:p>
              </table:table-cell>
              <table:table-cell office:value-type="float" office:value="0.708878026204817">
                <text:p>0.708878026204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697676326071031">
                <text:p>0.697676326071031</text:p>
              </table:table-cell>
              <table:table-cell office:value-type="float" office:value="0.701039304807332">
                <text:p>0.701039304807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690734330637355">
                <text:p>0.690734330637355</text:p>
              </table:table-cell>
              <table:table-cell office:value-type="float" office:value="0.693200583409846">
                <text:p>0.6932005834098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3861409212356">
                <text:p>0.683861409212356</text:p>
              </table:table-cell>
              <table:table-cell office:value-type="float" office:value="0.68536186201236">
                <text:p>0.68536186201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77056874498165">
                <text:p>0.677056874498165</text:p>
              </table:table-cell>
              <table:table-cell office:value-type="float" office:value="0.677523140614874">
                <text:p>0.6775231406148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669684419217389">
                <text:p>0.669684419217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663650250136319">
                <text:p>0.663650250136319</text:p>
              </table:table-cell>
              <table:table-cell office:value-type="float" office:value="0.661845697819903">
                <text:p>0.6618456978199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657046819815057">
                <text:p>0.657046819815057</text:p>
              </table:table-cell>
              <table:table-cell office:value-type="float" office:value="0.654006976422417">
                <text:p>0.654006976422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650509094723317">
                <text:p>0.650509094723317</text:p>
              </table:table-cell>
              <table:table-cell office:value-type="float" office:value="0.646168255024931">
                <text:p>0.6461682550249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644036421083141">
                <text:p>0.644036421083141</text:p>
              </table:table-cell>
              <table:table-cell office:value-type="float" office:value="0.638329533627446">
                <text:p>0.6383295336274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637628151621773">
                <text:p>0.637628151621773</text:p>
              </table:table-cell>
              <table:table-cell office:value-type="float" office:value="0.63049081222996">
                <text:p>0.63049081222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631283645506926">
                <text:p>0.631283645506926</text:p>
              </table:table-cell>
              <table:table-cell office:value-type="float" office:value="0.622652090832474">
                <text:p>0.622652090832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625002268282701">
                <text:p>0.625002268282701</text:p>
              </table:table-cell>
              <table:table-cell office:value-type="float" office:value="0.614813369434988">
                <text:p>0.614813369434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618783391806141">
                <text:p>0.618783391806141</text:p>
              </table:table-cell>
              <table:table-cell office:value-type="float" office:value="0.606974648037502">
                <text:p>0.606974648037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612626394184416">
                <text:p>0.612626394184416</text:p>
              </table:table-cell>
              <table:table-cell office:value-type="float" office:value="0.599135926640017">
                <text:p>0.5991359266400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591297205242531">
                <text:p>0.591297205242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